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1" svg:font-family="'Liberation Serif', 'Times New Roman'" style:font-family-generic="roman"/>
    <style:font-face style:name="Liberation Sans" svg:font-family="'Liberation Sans', Arial" style:font-family-generic="swiss"/>
    <style:font-face style:name="Liberation Serif" svg:font-family="'Liberation Serif'" style:font-family-generic="roman"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6378" officeooo:paragraph-rsid="00086e99"/>
    </style:style>
    <style:style style:name="T1" style:family="text">
      <style:text-properties fo:background-color="transparent" loext:char-shading-value="0"/>
    </style:style>
    <style:style style:name="T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defining and differentiating a large number of types of cancer, The ICD-O </text:span><text:span text:style-name="T2">synthesizes</text:span><text:span text:style-name="T1"> more than a century of knowledge produced by clinical and </text:span><text:span text:style-name="T2">research communities around the world. As the ‘top-level’ classification, the main consumers of ICD-O classifications are statistical, epidemiological and administrative communities. However within clinical or research communities more detailed cancer classification schemes are necessary and have been developed ‘bottom up’ to meet their own particular needs. In contrast to ICD-O these classification schemes tend to be dynamic rather than accretive, are usually organ or disease specific and their adoption is via ‘acclamation’ within an oncology community rather than official endorsement. The extreme levels of specialization in oncology and cancer research also means that such schemes might only have been seen, or been of interest to, other specialists working with in the same quite narrow fie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1" svg:font-family="'Liberation Serif', 'Times New Roman'" style:font-family-generic="roman"/>
    <style:font-face style:name="Liberation Sans" svg:font-family="'Liberation Sans', Arial" style:font-family-generic="swiss"/>
    <style:font-face style:name="Liberation Serif" svg:font-family="'Liberation Serif'" style:font-family-generic="roman"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5T11:27:28.057039609</meta:creation-date>
    <dc:date>2021-07-15T11:28:10.093031619</dc:date>
    <meta:editing-duration>PT42S</meta:editing-duration>
    <meta:editing-cycles>1</meta:editing-cycles>
    <meta:document-statistic meta:table-count="0" meta:image-count="0" meta:object-count="0" meta:page-count="1" meta:paragraph-count="1" meta:word-count="139" meta:character-count="952" meta:non-whitespace-character-count="814"/>
    <meta:generator>LibreOffice/7.0.6.2$Linux_X86_64 LibreOffice_project/144abb84a525d8e30c9dbbefa69cbbf2d8d4ae3b</meta:generator>
  </office:meta>
</office:document-meta>
</file>